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text-properties officeooo:rsid="0019f616" officeooo:paragraph-rsid="0019f616"/>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fo:font-size="12pt" style:text-underline-style="none" fo:font-weight="normal" officeooo:rsid="0025a069" officeooo:paragraph-rsid="0023638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style:text-underline-style="none" fo:font-weight="normal" officeooo:rsid="0028d10d" officeooo:paragraph-rsid="002363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fo:font-size="12pt" style:text-underline-style="none" fo:font-weight="normal" officeooo:rsid="0028d10d" officeooo:paragraph-rsid="0028d10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ejaVu Sans" fo:font-size="12pt" style:text-underline-style="none" fo:font-weight="normal" officeooo:rsid="00273170" officeooo:paragraph-rsid="0023638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DejaVu Sans" fo:font-size="12pt" style:text-underline-style="none" fo:font-weight="normal" officeooo:rsid="002b0829" officeooo:paragraph-rsid="0023638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fo:font-size="12pt" style:text-underline-style="none" fo:font-weight="normal" officeooo:rsid="002b1812" officeooo:paragraph-rsid="0023638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fo:font-size="12pt" style:text-underline-style="none" fo:font-weight="normal" officeooo:rsid="0024afbf" officeooo:paragraph-rsid="002bb5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DejaVu Sans" fo:font-size="12pt" style:text-underline-style="none" fo:font-weight="bold" officeooo:rsid="0022eab0" officeooo:paragraph-rsid="002bb56f"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DejaVu Sans" fo:font-size="12pt" style:text-underline-style="none" fo:font-weight="bold" officeooo:rsid="00236381" officeooo:paragraph-rsid="00236381"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DejaVu Sans" fo:font-size="12pt" style:text-underline-style="none" fo:font-weight="bold" officeooo:rsid="00273170" officeooo:paragraph-rsid="00236381"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DejaVu Sans" fo:font-size="12pt" style:text-underline-style="none" fo:font-weight="bold" officeooo:rsid="00249e8a" officeooo:paragraph-rsid="002bb5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DejaVu Sans" fo:font-size="12pt" fo:font-style="italic" style:text-underline-style="none" fo:font-weight="normal" officeooo:rsid="0025a069" officeooo:paragraph-rsid="0028d10d"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DejaVu Sans" fo:font-size="12pt" fo:font-style="italic" style:text-underline-style="none" fo:font-weight="normal" officeooo:rsid="00290ab4" officeooo:paragraph-rsid="00236381"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dfdad" officeooo:paragraph-rsid="002106c3"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bc836" officeooo:paragraph-rsid="001bc836"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bb56f"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2b0829"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b56f"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DejaVu Sans" fo:font-size="14pt" fo:font-weight="bold" officeooo:paragraph-rsid="002bb56f"/>
    </style:style>
    <style:style style:name="P44"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45"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46"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106c3" style:font-size-asian="14pt" style:font-style-asian="italic" style:font-weight-asian="normal" style:font-size-complex="14pt" style:font-style-complex="italic" style:font-weight-complex="normal"/>
    </style:style>
    <style:style style:name="P47"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0829" style:font-size-asian="14pt" style:font-style-asian="italic" style:font-weight-asian="normal" style:font-size-complex="14pt" style:font-style-complex="italic" style:font-weight-complex="normal"/>
    </style:style>
    <style:style style:name="P4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1812" style:font-size-asian="14pt" style:font-style-asian="italic" style:font-weight-asian="normal" style:font-size-complex="14pt" style:font-style-complex="italic" style:font-weight-complex="normal"/>
    </style:style>
    <style:style style:name="P4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b1812" style:font-size-asian="14pt" style:font-style-asian="italic" style:font-weight-asian="normal" style:font-size-complex="14pt" style:font-style-complex="italic"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bb56f"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52" style:family="paragraph" style:parent-style-name="Standard" style:list-style-name="L2">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54" style:family="paragraph" style:parent-style-name="Standard" style:list-style-name="L3">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55"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DejaVu Sans" fo:font-size="12pt" style:text-underline-style="none" fo:font-weight="normal" officeooo:rsid="0022eab0" officeooo:paragraph-rsid="002f10c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DejaVu Sans" fo:font-size="12pt" style:text-underline-style="none" fo:font-weight="normal" officeooo:rsid="002b1812" officeooo:paragraph-rsid="002de8f7"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DejaVu Sans" fo:font-size="12pt" style:text-underline-style="none" fo:font-weight="bold" officeooo:rsid="0022eab0" officeooo:paragraph-rsid="002de8f7"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DejaVu Sans" fo:font-size="12pt" style:text-underline-style="none" fo:font-weight="bold" officeooo:rsid="0022eab0" officeooo:paragraph-rsid="002f10c6"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DejaVu Sans" fo:font-size="12pt" style:text-underline-style="none" fo:font-weight="bold" officeooo:rsid="0022eab0" officeooo:paragraph-rsid="0030795c"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DejaVu Sans" fo:font-size="12pt" style:text-underline-style="none" fo:font-weight="bold" officeooo:rsid="0022eab0" officeooo:paragraph-rsid="00335d11" style:font-size-asian="10.5pt" style:font-weight-asian="bold" style:font-size-complex="12pt" style:font-weight-complex="bold"/>
    </style:style>
    <style:style style:name="P63" style:family="paragraph" style:parent-style-name="Standard">
      <style:paragraph-properties fo:text-align="start" style:justify-single-word="false"/>
      <style:text-properties style:font-name="DejaVu Sans" fo:font-size="12pt" style:text-underline-style="none" fo:font-weight="bold" officeooo:rsid="0022eab0" officeooo:paragraph-rsid="00339f17" style:font-size-asian="10.5pt" style:font-weight-asian="bold" style:font-size-complex="12pt" style:font-weight-complex="bold"/>
    </style:style>
    <style:style style:name="P64" style:family="paragraph" style:parent-style-name="Standard">
      <style:paragraph-properties fo:text-align="start" style:justify-single-word="false"/>
      <style:text-properties style:font-name="DejaVu Sans" fo:font-size="12pt" style:text-underline-style="none" fo:font-weight="bold" officeooo:rsid="0022eab0" officeooo:paragraph-rsid="003478ca" style:font-size-asian="10.5pt" style:font-weight-asian="bold" style:font-size-complex="12pt" style:font-weight-complex="bold"/>
    </style:style>
    <style:style style:name="P65" style:family="paragraph" style:parent-style-name="Standard">
      <style:paragraph-properties fo:text-align="start" style:justify-single-word="false"/>
      <style:text-properties style:font-name="DejaVu Sans" fo:font-size="12pt" style:text-underline-style="none" fo:font-weight="bold" officeooo:rsid="0022eab0" officeooo:paragraph-rsid="00360681" style:font-size-asian="10.5pt" style:font-weight-asian="bold" style:font-size-complex="12pt" style:font-weight-complex="bold"/>
    </style:style>
    <style:style style:name="P66" style:family="paragraph" style:parent-style-name="Standard">
      <style:paragraph-properties fo:text-align="start" style:justify-single-word="false"/>
      <style:text-properties style:font-name="DejaVu Sans" fo:font-size="12pt" style:text-underline-style="none" fo:font-weight="bold" officeooo:rsid="0022eab0" officeooo:paragraph-rsid="0036879a" style:font-size-asian="10.5pt" style:font-weight-asian="bold" style:font-size-complex="12pt" style:font-weight-complex="bold"/>
    </style:style>
    <style:style style:name="P67" style:family="paragraph" style:parent-style-name="Standard">
      <style:paragraph-properties fo:text-align="start" style:justify-single-word="false"/>
      <style:text-properties style:font-name="DejaVu Sans" fo:font-size="12pt" style:text-underline-style="none" fo:font-weight="bold" officeooo:rsid="002de8f7" officeooo:paragraph-rsid="002de8f7"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de8f7" style:font-size-asian="14pt" style:font-weight-asian="bold" style:font-size-complex="14pt" style:font-weight-complex="bold"/>
    </style:style>
    <style:style style:name="P6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2eab0"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DejaVu Sans" fo:font-size="14pt" fo:letter-spacing="normal" fo:font-style="normal" style:text-underline-style="solid" style:text-underline-width="auto" style:text-underline-color="font-color" fo:font-weight="normal" officeooo:rsid="00335d11" officeooo:paragraph-rsid="00335d11"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DejaVu Sans" fo:font-size="12pt" fo:letter-spacing="normal" fo:font-style="normal" style:text-underline-style="none" fo:font-weight="bold" officeooo:rsid="0022eab0" officeooo:paragraph-rsid="00335d11" style:font-size-asian="10.5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officeooo:rsid="001fd2e6"/>
    </style:style>
    <style:style style:name="T18" style:family="text">
      <style:text-properties officeooo:rsid="00236381"/>
    </style:style>
    <style:style style:name="T19"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0" style:family="text">
      <style:text-properties fo:font-variant="normal" fo:text-transform="none" fo:color="#000000" loext:opacity="100%" style:font-name="Verdana" fo:font-size="12pt" fo:letter-spacing="normal" fo:font-style="normal" style:text-underline-style="none" officeooo:rsid="00290ab4" style:font-size-asian="10.5pt" style:font-style-asian="italic" style:font-size-complex="12pt" style:font-style-complex="italic"/>
    </style:style>
    <style:style style:name="T21"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2" style:family="text">
      <style:text-properties fo:color="#55308d" loext:opacity="100%" fo:font-style="italic" style:text-underline-style="none" fo:font-weight="normal" officeooo:rsid="002b0829" style:font-style-asian="italic" style:font-weight-asian="normal" style:font-style-complex="italic" style:font-weight-complex="normal"/>
    </style:style>
    <style:style style:name="T23" style:family="text">
      <style:text-properties fo:color="#55308d" loext:opacity="100%" fo:font-style="italic" style:text-underline-style="none" fo:font-weight="normal" officeooo:rsid="002b1812" style:font-style-asian="italic" style:font-weight-asian="normal" style:font-style-complex="italic" style:font-weight-complex="normal"/>
    </style:style>
    <style:style style:name="T24" style:family="text">
      <style:text-properties fo:color="#55308d" loext:opacity="100%" fo:font-style="italic" style:text-underline-style="none" fo:font-weight="normal" officeooo:rsid="002de8f7" style:font-style-asian="italic" style:font-weight-asian="normal" style:font-style-complex="italic" style:font-weight-complex="normal"/>
    </style:style>
    <style:style style:name="T25" style:family="text">
      <style:text-properties fo:color="#55308d" loext:opacity="100%" fo:font-style="italic" style:text-underline-style="none" officeooo:rsid="00290ab4" style:font-style-asian="italic" style:font-style-complex="italic"/>
    </style:style>
    <style:style style:name="T26" style:family="text">
      <style:text-properties fo:color="#55308d" loext:opacity="100%" fo:font-style="italic" style:text-underline-style="none" officeooo:rsid="002b0829" style:font-style-asian="italic" style:font-style-complex="italic"/>
    </style:style>
    <style:style style:name="T27" style:family="text">
      <style:text-properties fo:color="#55308d" loext:opacity="100%" fo:font-size="12pt" fo:font-style="italic" style:text-underline-style="none" officeooo:rsid="00290ab4" style:font-size-asian="10.5pt" style:font-style-asian="italic" style:font-size-complex="12pt" style:font-style-complex="italic"/>
    </style:style>
    <style:style style:name="T28" style:family="text">
      <style:text-properties fo:color="#55308d" loext:opacity="100%" fo:font-size="14pt" fo:font-style="italic" fo:font-weight="normal" officeooo:rsid="00290ab4" style:font-size-asian="14pt" style:font-style-asian="italic" style:font-weight-asian="normal" style:font-size-complex="14pt" style:font-style-complex="italic" style:font-weight-complex="normal"/>
    </style:style>
    <style:style style:name="T29" style:family="text">
      <style:text-properties fo:color="#55308d" loext:opacity="100%" fo:font-size="14pt" fo:font-style="italic" fo:font-weight="normal" officeooo:rsid="002b1812" style:font-size-asian="14pt" style:font-style-asian="italic" style:font-weight-asian="normal" style:font-size-complex="14pt" style:font-style-complex="italic" style:font-weight-complex="normal"/>
    </style:style>
    <style:style style:name="T30" style:family="text">
      <style:text-properties fo:color="#55308d" loext:opacity="100%" fo:font-size="14pt" fo:font-style="italic" fo:font-weight="normal" officeooo:rsid="002f10c6" style:font-size-asian="14pt" style:font-style-asian="italic" style:font-weight-asian="normal" style:font-size-complex="14pt" style:font-style-complex="italic" style:font-weight-complex="normal"/>
    </style:style>
    <style:style style:name="T31" style:family="text">
      <style:text-properties fo:color="#55308d" loext:opacity="100%" fo:font-size="14pt" fo:font-style="italic" fo:font-weight="normal" officeooo:rsid="0030795c" style:font-size-asian="14pt" style:font-style-asian="italic" style:font-weight-asian="normal" style:font-size-complex="14pt" style:font-style-complex="italic" style:font-weight-complex="normal"/>
    </style:style>
    <style:style style:name="T32" style:family="text">
      <style:text-properties fo:color="#55308d" loext:opacity="100%" fo:font-size="14pt" fo:font-style="italic" fo:font-weight="normal" officeooo:rsid="00339f17" style:font-size-asian="14pt" style:font-style-asian="italic" style:font-weight-asian="normal" style:font-size-complex="14pt" style:font-style-complex="italic" style:font-weight-complex="normal"/>
    </style:style>
    <style:style style:name="T33" style:family="text">
      <style:text-properties fo:color="#55308d" loext:opacity="100%" fo:font-size="14pt" fo:font-style="italic" fo:font-weight="normal" officeooo:rsid="003478ca" style:font-size-asian="14pt" style:font-style-asian="italic" style:font-weight-asian="normal" style:font-size-complex="14pt" style:font-style-complex="italic" style:font-weight-complex="normal"/>
    </style:style>
    <style:style style:name="T34" style:family="text">
      <style:text-properties fo:color="#55308d" loext:opacity="100%" fo:font-size="14pt" fo:font-style="italic" fo:font-weight="normal" officeooo:rsid="00360681" style:font-size-asian="14pt" style:font-style-asian="italic" style:font-weight-asian="normal" style:font-size-complex="14pt" style:font-style-complex="italic" style:font-weight-complex="normal"/>
    </style:style>
    <style:style style:name="T35" style:family="text">
      <style:text-properties fo:color="#55308d" loext:opacity="100%" fo:font-size="14pt" fo:font-style="italic" fo:font-weight="normal" officeooo:rsid="0036879a" style:font-size-asian="14pt" style:font-style-asian="italic" style:font-weight-asian="normal" style:font-size-complex="14pt" style:font-style-complex="italic" style:font-weight-complex="normal"/>
    </style:style>
    <style:style style:name="T36" style:family="text">
      <style:text-properties fo:color="#55308d" loext:opacity="100%" fo:font-size="14pt" fo:font-style="italic" fo:font-weight="normal" officeooo:rsid="0037cd4e" style:font-size-asian="14pt" style:font-style-asian="italic" style:font-weight-asian="normal" style:font-size-complex="14pt" style:font-style-complex="italic"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2de8f7" style:font-weight-asian="normal" style:font-weight-complex="normal"/>
    </style:style>
    <style:style style:name="T39" style:family="text">
      <style:text-properties fo:font-weight="normal" officeooo:rsid="002f10c6" style:font-weight-asian="normal" style:font-weight-complex="normal"/>
    </style:style>
    <style:style style:name="T40" style:family="text">
      <style:text-properties fo:font-weight="normal" officeooo:rsid="0032995d" style:font-weight-asian="normal" style:font-weight-complex="normal"/>
    </style:style>
    <style:style style:name="T41" style:family="text">
      <style:text-properties fo:font-weight="normal" officeooo:rsid="00335d11" style:font-weight-asian="normal" style:font-weight-complex="normal"/>
    </style:style>
    <style:style style:name="T42" style:family="text">
      <style:text-properties fo:font-weight="normal" officeooo:rsid="00360681" style:font-weight-asian="normal" style:font-weight-complex="normal"/>
    </style:style>
    <style:style style:name="T43" style:family="text">
      <style:text-properties fo:font-weight="normal" officeooo:rsid="0036879a" style:font-weight-asian="normal" style:font-weight-complex="normal"/>
    </style:style>
    <style:style style:name="T44" style:family="text">
      <style:text-properties officeooo:rsid="002f10c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 Media Queries</text:p>
      <text:p text:style-name="P2"/>
      <text:p text:style-name="P26"/>
      <text:p text:style-name="P29">Table of contents</text:p>
      <text:p text:style-name="P35"/>
      <text:p text:style-name="P6"><text:span text:style-name="T17">What is a Media Quer</text:span><text:span text:style-name="T18">y?</text:span></text:p>
      <text:p text:style-name="P6"><text:tab/><text:span text:style-name="T18">Media Types</text:span></text:p>
      <text:p text:style-name="P5"><text:tab/>Media Features</text:p>
      <text:p text:style-name="P5"><text:tab/>Logical Operators</text:p>
      <text:p text:style-name="P7"/>
      <text:p text:style-name="P36"/>
      <text:p text:style-name="P28">What is a Media Query?</text:p>
      <text:p text:style-name="P17"/>
      <text:p text:style-name="P38"><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4"/>
      <text:p text:style-name="P5">Media queries can obtain information from the browser such as:</text:p>
      <text:p text:style-name="P5"/>
      <text:list xml:id="list3182920474" text:style-name="L1">
        <text:list-item>
          <text:p text:style-name="P51">width and height of viewport</text:p>
        </text:list-item>
        <text:list-item>
          <text:p text:style-name="P51">width and height of device</text:p>
        </text:list-item>
        <text:list-item>
          <text:p text:style-name="P51">orientation</text:p>
        </text:list-item>
        <text:list-item>
          <text:p text:style-name="P51">resolution</text:p>
        </text:list-item>
        <text:list-item>
          <text:p text:style-name="P51">user preferences (dark mode, no animation, etc.)</text:p>
        </text:list-item>
      </text:list>
      <text:p text:style-name="P5"/>
      <text:p text:style-name="P5">A media query has a media type and can contain one or more expressions:</text:p>
      <text:p text:style-name="P5"/>
      <text:p text:style-name="P45">@media screen and (min-width: 1024px)</text:p>
      <text:p text:style-name="P46"><text:s/>{</text:p>
      <text:p text:style-name="P46"><text:s text:c="2"/>**styles go here**</text:p>
      <text:p text:style-name="P45">}</text:p>
      <text:p text:style-name="P5"/>
      <text:p text:style-name="P5"/>
      <text:p text:style-name="P37">Media Types </text:p>
      <text:p text:style-name="P8"/>
      <text:list xml:id="list1629441599" text:style-name="L2">
        <text:list-item>
          <text:p text:style-name="P53">all</text:p>
        </text:list-item>
        <text:list-item>
          <text:p text:style-name="P53">print</text:p>
        </text:list-item>
        <text:list-item>
          <text:p text:style-name="P53">screen</text:p>
        </text:list-item>
        <text:list-item>
          <text:p text:style-name="P52">speech</text:p>
        </text:list-item>
      </text:list>
      <text:p text:style-name="P5"/>
      <text:p text:style-name="P18">all</text:p>
      <text:p text:style-name="P30"><text:span text:style-name="T2"><text:tab/></text:span><text:span text:style-name="T12">Used for all media type devices (default)</text:span></text:p>
      <text:p text:style-name="P10"/>
      <text:p text:style-name="P31"><text:span text:style-name="T12"><text:tab/></text:span><text:span text:style-name="T21">@media all and (prefers-color-scheme: dark) {...}</text:span></text:p>
      <text:p text:style-name="P10"/>
      <text:p text:style-name="P18">print</text:p>
      <text:p text:style-name="P30"><text:span text:style-name="T2"><text:tab/></text:span><text:span text:style-name="T12">Used for printers</text:span></text:p>
      <text:p text:style-name="P10"/>
      <text:p text:style-name="P31"><text:soft-page-break/><text:span text:style-name="T12"><text:tab/></text:span><text:span text:style-name="T21">@media print{…}</text:span></text:p>
      <text:p text:style-name="P23"/>
      <text:p text:style-name="P10"/>
      <text:p text:style-name="P18">screen</text:p>
      <text:p text:style-name="P30"><text:span text:style-name="T2"><text:tab/></text:span><text:span text:style-name="T12">Used for computer screens, tablets, smart-phones, etc.</text:span></text:p>
      <text:p text:style-name="P10"/>
      <text:p text:style-name="P31"><text:span text:style-name="T12"><text:tab/></text:span><text:span text:style-name="T21">@media screen and (orientation: landscape) {…}</text:span></text:p>
      <text:p text:style-name="P23"/>
      <text:p text:style-name="P20">speech</text:p>
      <text:p text:style-name="P42"><text:span text:style-name="T2"><text:tab/></text:span><text:span text:style-name="T5">Used for screenreaders</text:span></text:p>
      <text:p text:style-name="P10"><text:tab/></text:p>
      <text:p text:style-name="P42"><text:span text:style-name="T5"><text:tab/></text:span><text:span text:style-name="T25">@media speech {…}</text:span></text:p>
      <text:p text:style-name="P45"/>
      <text:p text:style-name="P16">Logical operators can be used with the media query</text:p>
      <text:p text:style-name="P9"/>
      <text:list xml:id="list4182262465" text:style-name="L3">
        <text:list-item>
          <text:p text:style-name="P54">not</text:p>
        </text:list-item>
        <text:list-item>
          <text:p text:style-name="P54">and</text:p>
        </text:list-item>
        <text:list-item>
          <text:p text:style-name="P54">only</text:p>
        </text:list-item>
      </text:list>
      <text:p text:style-name="P9"/>
      <text:p text:style-name="P22">not</text:p>
      <text:p text:style-name="P33"><text:span text:style-name="T2"><text:tab/></text:span><text:span text:style-name="T11">inverts the meaning of the entire media query</text:span></text:p>
      <text:p text:style-name="P16"/>
      <text:p text:style-name="P19">and</text:p>
      <text:p text:style-name="P43"><text:span text:style-name="T9"><text:tab/></text:span><text:span text:style-name="T19">combines a media feature with a media type or other media features</text:span></text:p>
      <text:p text:style-name="P50"/>
      <text:p text:style-name="P19">only</text:p>
      <text:p text:style-name="P41"><text:span text:style-name="T27"><text:tab/></text:span><text:span text:style-name="T20">prevents older browsers that do not support media queries with media features from applying the specified styles</text:span></text:p>
      <text:p text:style-name="P44"/>
      <text:p text:style-name="P37">Media Features </text:p>
      <text:p text:style-name="P8"/>
      <text:list xml:id="list947139942" text:style-name="L4">
        <text:list-item>
          <text:p text:style-name="P55">any-hover</text:p>
        </text:list-item>
        <text:list-item>
          <text:p text:style-name="P55">any-pointer</text:p>
        </text:list-item>
        <text:list-item>
          <text:p text:style-name="P55">aspect-ratio</text:p>
        </text:list-item>
        <text:list-item>
          <text:p text:style-name="P55">color</text:p>
        </text:list-item>
        <text:list-item>
          <text:p text:style-name="P55">color-gamut</text:p>
        </text:list-item>
        <text:list-item>
          <text:p text:style-name="P55">color-index</text:p>
        </text:list-item>
        <text:list-item>
          <text:p text:style-name="P55">device-aspect-ratio</text:p>
        </text:list-item>
        <text:list-item>
          <text:p text:style-name="P55">device-height</text:p>
        </text:list-item>
        <text:list-item>
          <text:p text:style-name="P55">device-width</text:p>
        </text:list-item>
        <text:list-item>
          <text:p text:style-name="P55">display-mode</text:p>
        </text:list-item>
        <text:list-item>
          <text:p text:style-name="P55">dynamic-range</text:p>
        </text:list-item>
        <text:list-item>
          <text:p text:style-name="P55">forced-colors</text:p>
        </text:list-item>
        <text:list-item>
          <text:p text:style-name="P55">grid</text:p>
        </text:list-item>
        <text:list-item>
          <text:p text:style-name="P55">height</text:p>
        </text:list-item>
        <text:list-item>
          <text:p text:style-name="P55">hover</text:p>
        </text:list-item>
        <text:list-item>
          <text:p text:style-name="P55">inverted-colors</text:p>
        </text:list-item>
        <text:list-item>
          <text:p text:style-name="P55">monochrome</text:p>
        </text:list-item>
        <text:list-item>
          <text:p text:style-name="P55">orientation</text:p>
        </text:list-item>
        <text:list-item>
          <text:p text:style-name="P55">overflow-block</text:p>
        </text:list-item>
        <text:list-item>
          <text:p text:style-name="P55"><text:soft-page-break/>overflow-inline</text:p>
        </text:list-item>
        <text:list-item>
          <text:p text:style-name="P55">pointer</text:p>
        </text:list-item>
        <text:list-item>
          <text:p text:style-name="P55">prefers-color-scheme</text:p>
        </text:list-item>
        <text:list-item>
          <text:p text:style-name="P55">prefers-contrast</text:p>
        </text:list-item>
        <text:list-item>
          <text:p text:style-name="P55">prefers-reduced-motion</text:p>
        </text:list-item>
        <text:list-item>
          <text:p text:style-name="P55">resolution</text:p>
        </text:list-item>
        <text:list-item>
          <text:p text:style-name="P55">scripting</text:p>
        </text:list-item>
        <text:list-item>
          <text:p text:style-name="P55">update</text:p>
        </text:list-item>
        <text:list-item>
          <text:p text:style-name="P55">video-dynamic-range</text:p>
        </text:list-item>
        <text:list-item>
          <text:p text:style-name="P55">width</text:p>
        </text:list-item>
      </text:list>
      <text:p text:style-name="P8"/>
      <text:p text:style-name="P18">any-hover</text:p>
      <text:p text:style-name="P30"><text:span text:style-name="T2"><text:tab/></text:span><text:span text:style-name="T13">Check if ANY available input can hover over elements</text:span></text:p>
      <text:p text:style-name="P30"><text:span text:style-name="T13"><text:tab/><text:tab/></text:span><text:span text:style-name="T14">none</text:span></text:p>
      <text:p text:style-name="P11"><text:tab/><text:tab/>hover</text:p>
      <text:p text:style-name="P11"/>
      <text:p text:style-name="P30"><text:span text:style-name="T14"><text:tab/><text:tab/></text:span><text:span text:style-name="T21">@media (anyhover:hover) {…}</text:span></text:p>
      <text:p text:style-name="P24"/>
      <text:p text:style-name="P18">any-pointer</text:p>
      <text:p text:style-name="P30"><text:span text:style-name="T2"><text:tab/></text:span><text:span text:style-name="T13">Check if any available inpout is a pointing device and if so the accuaracy</text:span></text:p>
      <text:p text:style-name="P30"><text:span text:style-name="T13"><text:tab/><text:tab/></text:span><text:span text:style-name="T14">none</text:span></text:p>
      <text:p text:style-name="P12"><text:tab/><text:tab/>coarse</text:p>
      <text:p text:style-name="P12"><text:tab/><text:tab/>fine</text:p>
      <text:p text:style-name="P12"/>
      <text:p text:style-name="P34"><text:span text:style-name="T10"><text:tab/><text:tab/></text:span><text:span text:style-name="T21">@media (an</text:span><text:span text:style-name="T22">y-pointer: coarse)</text:span><text:span text:style-name="T21">{…}</text:span></text:p>
      <text:p text:style-name="P13"/>
      <text:p text:style-name="P18">aspect-ratio</text:p>
      <text:p text:style-name="P39"><text:span text:style-name="T2"><text:tab/></text:span><text:span text:style-name="T6">The ratio between width and height of viewport </text:span><text:span text:style-name="T7">(also min-aspect-ratio and max-aspect-ratio).</text:span></text:p>
      <text:p text:style-name="P14"/>
      <text:p text:style-name="P40"><text:span text:style-name="T7"><text:tab/><text:tab/></text:span><text:span text:style-name="T25">@media (</text:span><text:span text:style-name="T26">min-aspect-ratio: 8/5) </text:span><text:span text:style-name="T25">{…}</text:span></text:p>
      <text:p text:style-name="P47"/>
      <text:p text:style-name="P40"><text:span text:style-name="T25"><text:tab/><text:tab/>@media (</text:span><text:span text:style-name="T26">max-aspect-ratio: 3/2) </text:span><text:span text:style-name="T25">{…}</text:span></text:p>
      <text:p text:style-name="P47"/>
      <text:p text:style-name="P40"><text:span text:style-name="T25"><text:tab/><text:tab/>@media (</text:span><text:span text:style-name="T26">aspect-ratio: 1/1) </text:span><text:span text:style-name="T25">{…}</text:span></text:p>
      <text:p text:style-name="P47"/>
      <text:p text:style-name="P21"/>
      <text:p text:style-name="P30"><text:span text:style-name="T2"><text:tab/></text:span><text:span text:style-name="T15">If using min-aspect-ratio and/or max-aspect-ratio with aspect-ratio then aspect-ratio must be at the bottom to avoid overrides.</text:span></text:p>
      <text:p text:style-name="P14"/>
      <text:p text:style-name="P30"><text:span text:style-name="T8">c</text:span><text:span text:style-name="T2">olor</text:span></text:p>
      <text:p text:style-name="P18"/>
      <text:p text:style-name="P30"><text:span text:style-name="T2"><text:tab/></text:span><text:span text:style-name="T16">Check the number of bits per RGB colour component of the output device</text:span></text:p>
      <text:p text:style-name="P15"/>
      <text:p text:style-name="P32"><text:span text:style-name="T16"><text:tab/></text:span><text:span text:style-name="T21">@media </text:span><text:span text:style-name="T23">(color) {…} /*any colour device*/</text:span></text:p>
      <text:p text:style-name="P49"/>
      <text:p text:style-name="P32"><text:span text:style-name="T23"><text:tab/></text:span><text:span text:style-name="T21">@media </text:span><text:span text:style-name="T23">(min-color: 8) {…} /*any colour device with at least 8bit colour*/</text:span></text:p>
      <text:p text:style-name="P48"/>
      <text:p text:style-name="P18"><text:soft-page-break/>color-gamut</text:p>
      <text:p text:style-name="P18"/>
      <text:p text:style-name="P59"><text:tab/><text:span text:style-name="T38">Check the range of colours supported by end software or hardware</text:span></text:p>
      <text:p text:style-name="P59"><text:span text:style-name="T38"><text:tab/><text:tab/>srgb</text:span></text:p>
      <text:p text:style-name="P67"><text:span text:style-name="T37"><text:tab/><text:tab/>p3</text:span></text:p>
      <text:p text:style-name="P67"><text:span text:style-name="T37"><text:tab/><text:tab/>rec2020</text:span></text:p>
      <text:p text:style-name="P57"/>
      <text:p text:style-name="P68"><text:span text:style-name="T16"><text:tab/></text:span><text:span text:style-name="T21">@media </text:span><text:span text:style-name="T23">(color-</text:span><text:span text:style-name="T24">gamut: srgb</text:span><text:span text:style-name="T23">) {…} /*any colour device*/</text:span></text:p>
      <text:p text:style-name="P68"><text:span text:style-name="T23"/></text:p>
      <text:p text:style-name="P68"><text:span text:style-name="T23"/></text:p>
      <text:p text:style-name="P60">color-index </text:p>
      <text:p text:style-name="P60"><text:span text:style-name="T44"><text:tab/></text:span><text:span text:style-name="T39">Check number of entri</text:span><text:span text:style-name="T40">e</text:span><text:span text:style-name="T39">s in output device colour table (also min-color-index and max-color-index)</text:span></text:p>
      <text:p text:style-name="P60"><text:span text:style-name="T39"/></text:p>
      <text:p text:style-name="P60"><text:span text:style-name="T39"><text:tab/></text:span><text:span text:style-name="T28">@media </text:span><text:span text:style-name="T29">(color-</text:span><text:span text:style-name="T30">index:256</text:span><text:span text:style-name="T29">) {…} </text:span></text:p>
      <text:p text:style-name="P60"><text:span text:style-name="T29"/></text:p>
      <text:p text:style-name="P61"><text:span text:style-name="T28"><text:tab/>@media </text:span><text:span text:style-name="T29">(</text:span><text:span text:style-name="T31">min-</text:span><text:span text:style-name="T29">color-</text:span><text:span text:style-name="T30">index:</text:span><text:span text:style-name="T31">15000)</text:span><text:span text:style-name="T29"> {…} </text:span></text:p>
      <text:p text:style-name="P61"><text:span text:style-name="T29"/></text:p>
      <text:p text:style-name="P61"><text:span text:style-name="T28"><text:tab/>@media </text:span><text:span text:style-name="T29">(</text:span><text:span text:style-name="T31">max-c</text:span><text:span text:style-name="T29">olor-</text:span><text:span text:style-name="T30">index:</text:span><text:span text:style-name="T31">8000000)</text:span><text:span text:style-name="T29"> {…} </text:span></text:p>
      <text:p text:style-name="P56"/>
      <text:p text:style-name="P60"/>
      <text:p text:style-name="P18"/>
      <text:p text:style-name="P18">display-mode</text:p>
      <text:p text:style-name="P18"><text:tab/><text:span text:style-name="T41">Check display mode of application.</text:span></text:p>
      <text:p text:style-name="P18"><text:span text:style-name="T41"><text:tab/><text:tab/>fullscreen</text:span></text:p>
      <text:p text:style-name="P18"><text:span text:style-name="T41"><text:tab/><text:tab/>standalone</text:span></text:p>
      <text:p text:style-name="P18"><text:span text:style-name="T41"><text:tab/><text:tab/>minimal-ui</text:span></text:p>
      <text:p text:style-name="P18"><text:span text:style-name="T41"><text:tab/><text:tab/>browser</text:span></text:p>
      <text:p text:style-name="P18"><text:span text:style-name="T41"/></text:p>
      <text:p text:style-name="P63"><text:span text:style-name="T41"><text:tab/></text:span><text:span text:style-name="T28">@media</text:span><text:span text:style-name="T32"> (display-mode:</text:span><text:span text:style-name="T36">f</text:span><text:span text:style-name="T32">ullscreen)</text:span><text:span text:style-name="T29"> {…} <text:s/>/*</text:span><text:span text:style-name="T32">all available display <text:tab/>area used</text:span><text:span text:style-name="T29">*/</text:span></text:p>
      <text:p text:style-name="P63"><text:span text:style-name="T29"/></text:p>
      <text:p text:style-name="P63"><text:span text:style-name="T28"><text:tab/>@media</text:span><text:span text:style-name="T32"> (display-mode:</text:span><text:span text:style-name="T36">s</text:span><text:span text:style-name="T32">tandalone)</text:span><text:span text:style-name="T29">{…} <text:s/>/*</text:span><text:span text:style-name="T33">will look and feel like a standalone app</text:span><text:span text:style-name="T29">*/</text:span></text:p>
      <text:p text:style-name="P63"><text:span text:style-name="T29"/></text:p>
      <text:p text:style-name="P64"><text:span text:style-name="T28"><text:tab/>@media</text:span><text:span text:style-name="T32"> (display-mode:minimal-ui)</text:span><text:span text:style-name="T29"> <text:s/></text:span><text:span text:style-name="T36">{</text:span><text:span text:style-name="T29">…} <text:s/>/*</text:span><text:span text:style-name="T33">will look and feel like a standalone app but only minimal nav elements</text:span><text:span text:style-name="T29">*/</text:span></text:p>
      <text:p text:style-name="P63"><text:span text:style-name="T29"/></text:p>
      <text:p text:style-name="P63"><text:span text:style-name="T28"><text:tab/>@media</text:span><text:span text:style-name="T32"> (display-mode:browser)</text:span><text:span text:style-name="T29">{…} <text:s/>/*</text:span><text:span text:style-name="T33">opens in browser tab</text:span><text:span text:style-name="T29">*/</text:span></text:p>
      <text:p text:style-name="P18"/>
      <text:p text:style-name="P18">dynamic-range</text:p>
      <text:p text:style-name="P18"><text:tab/><text:span text:style-name="T42">Check brightness, contrast and colour on end software/hardware</text:span></text:p>
      <text:p text:style-name="P18"><text:span text:style-name="T42"><text:tab/><text:tab/>standard</text:span></text:p>
      <text:p text:style-name="P18"><text:span text:style-name="T42"><text:tab/><text:tab/>high</text:span></text:p>
      <text:p text:style-name="P18"><text:span text:style-name="T42"/></text:p>
      <text:p text:style-name="P65"><text:span text:style-name="T42"><text:tab/></text:span><text:span text:style-name="T28">@media</text:span><text:span text:style-name="T32"> (</text:span><text:span text:style-name="T34">dynamic-range</text:span><text:span text:style-name="T32">:</text:span><text:span text:style-name="T34">standard</text:span><text:span text:style-name="T35">) </text:span><text:span text:style-name="T29">{…} </text:span></text:p>
      <text:p text:style-name="P65"><text:span text:style-name="T29"/></text:p>
      <text:p text:style-name="P65"><text:span text:style-name="T29"><text:tab/></text:span><text:span text:style-name="T28">@media</text:span><text:span text:style-name="T32"> (</text:span><text:span text:style-name="T34">dynamic-range</text:span><text:span text:style-name="T32">:</text:span><text:span text:style-name="T34">high</text:span><text:span text:style-name="T35">) </text:span><text:span text:style-name="T29">{…} <text:s/></text:span></text:p>
      <text:p text:style-name="P65"><text:soft-page-break/><text:span text:style-name="T29"/></text:p>
      <text:p text:style-name="P18">forced-colors</text:p>
      <text:p text:style-name="P18"><text:tab/><text:span text:style-name="T43">Check if user had enabled forced colours mode</text:span></text:p>
      <text:p text:style-name="P18"><text:span text:style-name="T43"><text:tab/><text:tab/>none</text:span></text:p>
      <text:p text:style-name="P18"><text:span text:style-name="T43"><text:tab/><text:tab/>active</text:span></text:p>
      <text:p text:style-name="P18"><text:span text:style-name="T43"/></text:p>
      <text:p text:style-name="P66"><text:span text:style-name="T43"><text:tab/></text:span><text:span text:style-name="T28">@media</text:span><text:span text:style-name="T32"> (</text:span><text:span text:style-name="T34">dynamic-range</text:span><text:span text:style-name="T32">(</text:span><text:span text:style-name="T34">standard</text:span><text:span text:style-name="T29"> {…} </text:span></text:p>
      <text:p text:style-name="P66"><text:span text:style-name="T29"/></text:p>
      <text:p text:style-name="P18">grid</text:p>
      <text:p text:style-name="P18">height</text:p>
      <text:p text:style-name="P18">hover</text:p>
      <text:p text:style-name="P18">inverted-colors</text:p>
      <text:p text:style-name="P18">monochrome</text:p>
      <text:p text:style-name="P18">orientation</text:p>
      <text:p text:style-name="P18">overflow-block</text:p>
      <text:p text:style-name="P18">overflow-inline</text:p>
      <text:p text:style-name="P18">pointer</text:p>
      <text:p text:style-name="P18">prefers-color-scheme</text:p>
      <text:p text:style-name="P18">prefers-contrast</text:p>
      <text:p text:style-name="P18">prefers-reduced-motion</text:p>
      <text:p text:style-name="P18">resolution</text:p>
      <text:p text:style-name="P18">scripting</text:p>
      <text:p text:style-name="P18">update</text:p>
      <text:p text:style-name="P18">video-dynamic-range</text:p>
      <text:p text:style-name="P18">width</text:p>
      <text:p text:style-name="P70"/>
      <text:p text:style-name="P71">Deprecated</text:p>
      <text:p text:style-name="P71"/>
      <text:p text:style-name="P72">device-aspect-ratio</text:p>
      <text:p text:style-name="P62">device-height</text:p>
      <text:p text:style-name="P72">device-width</text:p>
      <text:p text:style-name="P35">Resources</text:p>
      <text:p text:style-name="P27"/>
      <text:p text:style-name="P25"><text:a xlink:type="simple" xlink:href="https://www.w3schools.com/cssref/css3_pr_mediaquery.asp" text:style-name="Internet_20_link" text:visited-style-name="Visited_20_Internet_20_Link"><text:span text:style-name="T1">https://www.w3schools.com/cssref/css3_pr_mediaquery.asp</text:span></text:a></text:p>
      <text:p text:style-name="P25"><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3"/>
      <text:p text:style-name="P25"><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25"/>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58:35.983873244</meta:creation-date>
    <dc:date>2022-10-04T14:57:54.145655942</dc:date>
    <meta:editing-duration>PT1H56M56S</meta:editing-duration>
    <meta:editing-cycles>30</meta:editing-cycles>
    <meta:generator>LibreOffice/7.3.6.2$Linux_X86_64 LibreOffice_project/30$Build-2</meta:generator>
    <meta:document-statistic meta:table-count="0" meta:image-count="0" meta:object-count="0" meta:page-count="5" meta:paragraph-count="155" meta:word-count="547" meta:character-count="3950" meta:non-whitespace-character-count="3498"/>
  </office:meta>
</office:document-meta>
</file>